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33577" style:font-size-asian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0faca4"/>
    </style:style>
    <style:style style:name="T8" style:family="text">
      <style:text-properties officeooo:rsid="00133577"/>
    </style:style>
    <style:style style:name="T9" style:family="text">
      <style:text-properties officeooo:rsid="0014a072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7">11. <text:span text:style-name="T8">mundo de los regalos!</text:span>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text:span text:style-name="T7">regalos esten listos para ser cargados en mi trineo. Por cierto, ya sabes que mi magia</text:span> </text:p>
      <text:p text:style-name="P1">20. <text:span text:style-name="T9">¿verdad</text:span><text:span text:style-name="T9">?</text:span>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46:52.928046529</dc:date>
    <meta:editing-cycles>14</meta:editing-cycles>
    <meta:editing-duration>PT8H4M33S</meta:editing-duration>
    <meta:document-statistic meta:table-count="0" meta:image-count="1" meta:object-count="0" meta:page-count="2" meta:paragraph-count="21" meta:word-count="106" meta:character-count="521" meta:non-whitespace-character-count="417"/>
    <meta:template xlink:type="simple" xlink:actuate="onRequest" xlink:title="" xlink:href="Normal.dotm"/>
  </office:meta>
</office:document-meta>
</file>